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Default" style:data-style-name="N15"/>
    <style:style style:name="ce7" style:family="table-cell" style:parent-style-name="Default" style:data-style-name="N0">
      <style:table-cell-properties style:vertical-align="automatic" fo:background-color="transparent"/>
      <style:text-properties style:text-underline-style="solid" style:text-underline-type="single"/>
    </style:style>
    <style:style style:name="ce8" style:family="table-cell" style:parent-style-name="Default" style:data-style-name="N15">
      <style:table-cell-properties style:vertical-align="automatic" fo:background-color="transparent"/>
    </style:style>
    <style:style style:name="ce9" style:family="table-cell" style:parent-style-name="Default" style:data-style-name="N2"/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2.85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pacitor" table:style-name="ta1">
        <table:shapes>
          <draw:frame draw:z-index="1" draw:id="id0" draw:style-name="a2" draw:name="Objeto incrustado (OLE) 1" svg:x="4.41378in" svg:y="0in" svg:width="0.00039in" svg:height="0.18504in">
            <draw:text-box>
              <text:p text:style-name="a1" text:class-names="" text:cond-style-name=""><text:span text:style-name="a0" text:class-names=""/></text:p>
            </draw:text-box>
            <svg:title/>
            <svg:desc/>
          </draw:frame>
        </table:shapes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Frecuencia (Hz)</text:p>
          </table:table-cell>
          <table:table-cell office:value-type="string" table:style-name="ce3">
            <text:p>radianes/segundos</text:p>
          </table:table-cell>
          <table:table-cell office:value-type="string" table:style-name="ce3">
            <text:p>V_entrada (V)</text:p>
          </table:table-cell>
          <table:table-cell office:value-type="string" table:style-name="ce3">
            <text:p>V_salida (V)</text:p>
          </table:table-cell>
          <table:table-cell office:value-type="string" table:style-name="ce3">
            <text:p>Periodo (T)</text:p>
          </table:table-cell>
          <table:table-cell office:value-type="string" table:style-name="ce3">
            <text:p>Desfase (D)</text:p>
          </table:table-cell>
          <table:table-cell office:value-type="string" table:style-name="ce3">
            <text:p>M=20log(V_salida/V_entrada)</text:p>
          </table:table-cell>
          <table:table-cell office:value-type="string" table:style-name="ce3">
            <text:p>Ángulo(Θ)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float" office:value="105" table:style-name="ce4">
            <text:p>105,00</text:p>
          </table:table-cell>
          <table:table-cell office:value-type="float" office:value="659.73445725385659" table:formula="of:=2*PI()*[.A2]" table:style-name="ce1">
            <text:p>659,7344573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4" table:style-name="ce5">
            <text:p>4</text:p>
          </table:table-cell>
          <table:table-cell office:value-type="float" office:value="9.5238095238095247E-3" table:formula="of:=1/[.A2]" table:style-name="ce1">
            <text:p>0,00952381</text:p>
          </table:table-cell>
          <table:table-cell office:value-type="float" office:value="1E-4" table:style-name="ce6">
            <text:p>1,00E-04</text:p>
          </table:table-cell>
          <table:table-cell office:value-type="float" office:value="-8.130803608679102" table:formula="of:=20*LOG10([.D2]/[.C2])" table:style-name="ce5">
            <text:p>-8,130803609</text:p>
          </table:table-cell>
          <table:table-cell office:value-type="float" office:value="3.7800000000000002" table:formula="of:=[.F2]*360/[.E2]" table:style-name="ce7">
            <text:p>3,78</text:p>
          </table:table-cell>
          <table:table-cell table:number-columns-repeated="16376" table:style-name="ce1"/>
        </table:table-row>
        <table:table-row table:style-name="ro1">
          <table:table-cell office:value-type="float" office:value="204" table:style-name="ce4">
            <text:p>204,00</text:p>
          </table:table-cell>
          <table:table-cell office:value-type="float" office:value="1281.7698026646356" table:formula="of:=2*PI()*[.A3]" table:style-name="ce1">
            <text:p>1281,769803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4" table:style-name="ce8">
            <text:p>4,00E+00</text:p>
          </table:table-cell>
          <table:table-cell office:value-type="float" office:value="4.9019607843137254E-3" table:formula="of:=1/[.A3]" table:style-name="ce1">
            <text:p>0,004901961</text:p>
          </table:table-cell>
          <table:table-cell office:value-type="float" office:value="1.2E-4" table:style-name="ce6">
            <text:p>1,20E-04</text:p>
          </table:table-cell>
          <table:table-cell office:value-type="float" office:value="-8.130803608679102" table:formula="of:=20*LOG10([.D3]/[.C3])" table:style-name="ce5">
            <text:p>-8,130803609</text:p>
          </table:table-cell>
          <table:table-cell office:value-type="float" office:value="8.8128000000000011" table:formula="of:=[.F3]*360/[.E3]" table:style-name="ce7">
            <text:p>8,8128</text:p>
          </table:table-cell>
          <table:table-cell table:number-columns-repeated="16376" table:style-name="ce1"/>
        </table:table-row>
        <table:table-row table:style-name="ro1">
          <table:table-cell office:value-type="float" office:value="435" table:style-name="ce4">
            <text:p>435,00</text:p>
          </table:table-cell>
          <table:table-cell office:value-type="float" office:value="2733.1856086231201" table:formula="of:=2*PI()*[.A4]" table:style-name="ce1">
            <text:p>2733,185609</text:p>
          </table:table-cell>
          <table:table-cell office:value-type="float" office:value="10.4" table:style-name="ce5">
            <text:p>10,4</text:p>
          </table:table-cell>
          <table:table-cell office:value-type="float" office:value="4" table:style-name="ce8">
            <text:p>4,00E+00</text:p>
          </table:table-cell>
          <table:table-cell office:value-type="float" office:value="2.2988505747126436E-3" table:formula="of:=1/[.A4]" table:style-name="ce1">
            <text:p>0,002298851</text:p>
          </table:table-cell>
          <table:table-cell office:value-type="float" office:value="1.25E-4" table:style-name="ce6">
            <text:p>1,25E-04</text:p>
          </table:table-cell>
          <table:table-cell office:value-type="float" office:value="-8.2994669594163604" table:formula="of:=20*LOG10([.D4]/[.C4])" table:style-name="ce5">
            <text:p>-8,299466959</text:p>
          </table:table-cell>
          <table:table-cell office:value-type="float" office:value="19.574999999999999" table:formula="of:=[.F4]*360/[.E4]" table:style-name="ce7">
            <text:p>19,575</text:p>
          </table:table-cell>
          <table:table-cell table:number-columns-repeated="16376" table:style-name="ce1"/>
        </table:table-row>
        <table:table-row table:style-name="ro1">
          <table:table-cell office:value-type="float" office:value="691.6" table:style-name="ce4">
            <text:p>691,60</text:p>
          </table:table-cell>
          <table:table-cell office:value-type="float" office:value="4345.4509584454017" table:formula="of:=2*PI()*[.A5]" table:style-name="ce1">
            <text:p>4345,450958</text:p>
          </table:table-cell>
          <table:table-cell office:value-type="float" office:value="10.4" table:style-name="ce5">
            <text:p>10,4</text:p>
          </table:table-cell>
          <table:table-cell office:value-type="float" office:value="4" table:style-name="ce8">
            <text:p>4,00E+00</text:p>
          </table:table-cell>
          <table:table-cell office:value-type="float" office:value="1.4459224985540775E-3" table:formula="of:=1/[.A5]" table:style-name="ce1">
            <text:p>0,001445922</text:p>
          </table:table-cell>
          <table:table-cell office:value-type="float" office:value="1.02E-4" table:style-name="ce6">
            <text:p>1,02E-04</text:p>
          </table:table-cell>
          <table:table-cell office:value-type="float" office:value="-8.2994669594163604" table:formula="of:=20*LOG10([.D5]/[.C5])" table:style-name="ce5">
            <text:p>-8,299466959</text:p>
          </table:table-cell>
          <table:table-cell office:value-type="float" office:value="25.395552000000002" table:formula="of:=[.F5]*360/[.E5]" table:style-name="ce7">
            <text:p>25,395552</text:p>
          </table:table-cell>
          <table:table-cell table:number-columns-repeated="16376" table:style-name="ce1"/>
        </table:table-row>
        <table:table-row table:style-name="ro1">
          <table:table-cell office:value-type="float" office:value="943" table:style-name="ce4">
            <text:p>943,00</text:p>
          </table:table-cell>
          <table:table-cell office:value-type="float" office:value="5925.04374467035" table:formula="of:=2*PI()*[.A6]" table:style-name="ce1">
            <text:p>5925,043745</text:p>
          </table:table-cell>
          <table:table-cell office:value-type="float" office:value="10.4" table:style-name="ce5">
            <text:p>10,4</text:p>
          </table:table-cell>
          <table:table-cell office:value-type="float" office:value="3.6" table:style-name="ce8">
            <text:p>3,60E+00</text:p>
          </table:table-cell>
          <table:table-cell office:value-type="float" office:value="1.0604453870625664E-3" table:formula="of:=1/[.A6]" table:style-name="ce1">
            <text:p>0,001060445</text:p>
          </table:table-cell>
          <table:table-cell office:value-type="float" office:value="1E-4" table:style-name="ce6">
            <text:p>1,00E-04</text:p>
          </table:table-cell>
          <table:table-cell office:value-type="float" office:value="-9.2146167706298616" table:formula="of:=20*LOG10([.D6]/[.C6])" table:style-name="ce5">
            <text:p>-9,214616771</text:p>
          </table:table-cell>
          <table:table-cell office:value-type="float" office:value="33.948" table:formula="of:=[.F6]*360/[.E6]" table:style-name="ce7">
            <text:p>33,948</text:p>
          </table:table-cell>
          <table:table-cell table:number-columns-repeated="16376" table:style-name="ce1"/>
        </table:table-row>
        <table:table-row table:style-name="ro1">
          <table:table-cell office:value-type="float" office:value="2058" table:style-name="ce4">
            <text:p>2058,00</text:p>
          </table:table-cell>
          <table:table-cell office:value-type="float" office:value="12930.795362175588" table:formula="of:=2*PI()*[.A7]" table:style-name="ce1">
            <text:p>12930,79536</text:p>
          </table:table-cell>
          <table:table-cell office:value-type="float" office:value="10.4" table:style-name="ce5">
            <text:p>10,4</text:p>
          </table:table-cell>
          <table:table-cell office:value-type="float" office:value="2.8" table:style-name="ce8">
            <text:p>2,80E+00</text:p>
          </table:table-cell>
          <table:table-cell office:value-type="float" office:value="4.8590864917395527E-4" table:formula="of:=1/[.A7]" table:style-name="ce1">
            <text:p>0,000485909</text:p>
          </table:table-cell>
          <table:table-cell office:value-type="float" office:value="6.7999999999999999E-5" table:style-name="ce6">
            <text:p>6,80E-05</text:p>
          </table:table-cell>
          <table:table-cell office:value-type="float" office:value="-11.397506159131224" table:formula="of:=20*LOG10([.D7]/[.C7])" table:style-name="ce5">
            <text:p>-11,39750616</text:p>
          </table:table-cell>
          <table:table-cell office:value-type="float" office:value="50.379840000000002" table:formula="of:=[.F7]*360/[.E7]" table:style-name="ce7">
            <text:p>50,37984</text:p>
          </table:table-cell>
          <table:table-cell table:number-columns-repeated="16376" table:style-name="ce1"/>
        </table:table-row>
        <table:table-row table:style-name="ro1">
          <table:table-cell office:value-type="float" office:value="4409" table:style-name="ce4">
            <text:p>4409,00</text:p>
          </table:table-cell>
          <table:table-cell office:value-type="float" office:value="27702.564019354795" table:formula="of:=2*PI()*[.A8]" table:style-name="ce1">
            <text:p>27702,56402</text:p>
          </table:table-cell>
          <table:table-cell office:value-type="float" office:value="10.8" table:style-name="ce5">
            <text:p>10,8</text:p>
          </table:table-cell>
          <table:table-cell office:value-type="float" office:value="2" table:style-name="ce8">
            <text:p>2,00E+00</text:p>
          </table:table-cell>
          <table:table-cell office:value-type="float" office:value="2.2680880018144704E-4" table:formula="of:=1/[.A8]" table:style-name="ce1">
            <text:p>0,000226809</text:p>
          </table:table-cell>
          <table:table-cell office:value-type="float" office:value="5.1999999999999997E-5" table:style-name="ce6">
            <text:p>5,20E-05</text:p>
          </table:table-cell>
          <table:table-cell office:value-type="float" office:value="-14.647875196459371" table:formula="of:=20*LOG10([.D8]/[.C8])" table:style-name="ce5">
            <text:p>-14,6478752</text:p>
          </table:table-cell>
          <table:table-cell office:value-type="float" office:value="82.536479999999997" table:formula="of:=[.F8]*360/[.E8]" table:style-name="ce7">
            <text:p>82,53648</text:p>
          </table:table-cell>
          <table:table-cell table:number-columns-repeated="16376" table:style-name="ce1"/>
        </table:table-row>
        <table:table-row table:style-name="ro1">
          <table:table-cell office:value-type="float" office:value="6024" table:style-name="ce4">
            <text:p>6024,00</text:p>
          </table:table-cell>
          <table:table-cell office:value-type="float" office:value="37849.908290449828" table:formula="of:=2*PI()*[.A9]" table:style-name="ce1">
            <text:p>37849,90829</text:p>
          </table:table-cell>
          <table:table-cell office:value-type="float" office:value="10.8" table:style-name="ce5">
            <text:p>10,8</text:p>
          </table:table-cell>
          <table:table-cell office:value-type="float" office:value="1.4" table:style-name="ce8">
            <text:p>1,40E+00</text:p>
          </table:table-cell>
          <table:table-cell office:value-type="float" office:value="1.6600265604249667E-4" table:formula="of:=1/[.A9]" table:style-name="ce1">
            <text:p>0,000166003</text:p>
          </table:table-cell>
          <table:table-cell office:value-type="float" office:value="4.8000000000000001E-5" table:style-name="ce6">
            <text:p>4,80E-05</text:p>
          </table:table-cell>
          <table:table-cell office:value-type="float" office:value="-17.745914396174236" table:formula="of:=20*LOG10([.D9]/[.C9])" table:style-name="ce5">
            <text:p>-17,7459144</text:p>
          </table:table-cell>
          <table:table-cell office:value-type="float" office:value="104.09472000000001" table:formula="of:=[.F9]*360/[.E9]" table:style-name="ce7">
            <text:p>104,09472</text:p>
          </table:table-cell>
          <table:table-cell table:number-columns-repeated="16376" table:style-name="ce1"/>
        </table:table-row>
        <table:table-row table:style-name="ro1">
          <table:table-cell office:value-type="float" office:value="8251" table:style-name="ce4">
            <text:p>8251,00</text:p>
          </table:table-cell>
          <table:table-cell office:value-type="float" office:value="51842.561969538765" table:formula="of:=2*PI()*[.A10]" table:style-name="ce1">
            <text:p>51842,56197</text:p>
          </table:table-cell>
          <table:table-cell office:value-type="float" office:value="10.8" table:style-name="ce5">
            <text:p>10,8</text:p>
          </table:table-cell>
          <table:table-cell office:value-type="float" office:value="1.2" table:style-name="ce8">
            <text:p>1,20E+00</text:p>
          </table:table-cell>
          <table:table-cell office:value-type="float" office:value="1.2119743061447097E-4" table:formula="of:=1/[.A10]" table:style-name="ce1">
            <text:p>0,000121197</text:p>
          </table:table-cell>
          <table:table-cell office:value-type="float" office:value="4.0000000000000003E-5" table:style-name="ce6">
            <text:p>4,00E-05</text:p>
          </table:table-cell>
          <table:table-cell office:value-type="float" office:value="-19.084850188786497" table:formula="of:=20*LOG10([.D10]/[.C10])" table:style-name="ce5">
            <text:p>-19,08485019</text:p>
          </table:table-cell>
          <table:table-cell office:value-type="float" office:value="118.81440000000001" table:formula="of:=[.F10]*360/[.E10]" table:style-name="ce7">
            <text:p>118,8144</text:p>
          </table:table-cell>
          <table:table-cell table:number-columns-repeated="16376" table:style-name="ce1"/>
        </table:table-row>
        <table:table-row table:style-name="ro1">
          <table:table-cell office:value-type="float" office:value="10900" table:style-name="ce4">
            <text:p>10900,00</text:p>
          </table:table-cell>
          <table:table-cell office:value-type="float" office:value="68486.71984825749" table:formula="of:=2*PI()*[.A11]" table:style-name="ce1">
            <text:p>68486,71985</text:p>
          </table:table-cell>
          <table:table-cell office:value-type="float" office:value="10.8" table:style-name="ce5">
            <text:p>10,8</text:p>
          </table:table-cell>
          <table:table-cell office:value-type="float" office:value="1.2" table:style-name="ce8">
            <text:p>1,20E+00</text:p>
          </table:table-cell>
          <table:table-cell office:value-type="float" office:value="9.1743119266055046E-5" table:formula="of:=1/[.A11]" table:style-name="ce1">
            <text:p>9,17431E-05</text:p>
          </table:table-cell>
          <table:table-cell office:value-type="float" office:value="3.6000000000000001E-5" table:style-name="ce6">
            <text:p>3,60E-05</text:p>
          </table:table-cell>
          <table:table-cell office:value-type="float" office:value="-19.084850188786497" table:formula="of:=20*LOG10([.D11]/[.C11])" table:style-name="ce5">
            <text:p>-19,08485019</text:p>
          </table:table-cell>
          <table:table-cell office:value-type="float" office:value="141.26400000000001" table:formula="of:=[.F11]*360/[.E11]" table:style-name="ce7">
            <text:p>141,264</text:p>
          </table:table-cell>
          <table:table-cell table:number-columns-repeated="16376" table:style-name="ce1"/>
        </table:table-row>
        <table:table-row table:style-name="ro1">
          <table:table-cell office:value-type="float" office:value="15150" table:style-name="ce4">
            <text:p>15150,00</text:p>
          </table:table-cell>
          <table:table-cell office:value-type="float" office:value="95190.257403770738" table:formula="of:=2*PI()*[.A12]" table:style-name="ce1">
            <text:p>95190,2574</text:p>
          </table:table-cell>
          <table:table-cell office:value-type="float" office:value="10.8" table:style-name="ce5">
            <text:p>10,8</text:p>
          </table:table-cell>
          <table:table-cell office:value-type="float" office:value="0.28000000000000003" table:style-name="ce8">
            <text:p>2,80E-01</text:p>
          </table:table-cell>
          <table:table-cell office:value-type="float" office:value="6.6006600660066002E-5" table:formula="of:=1/[.A12]" table:style-name="ce1">
            <text:p>6,60066E-05</text:p>
          </table:table-cell>
          <table:table-cell office:value-type="float" office:value="2.4000000000000001E-5" table:style-name="ce6">
            <text:p>2,40E-05</text:p>
          </table:table-cell>
          <table:table-cell office:value-type="float" office:value="-31.725314482894611" table:formula="of:=20*LOG10([.D12]/[.C12])" table:style-name="ce5">
            <text:p>-31,72531448</text:p>
          </table:table-cell>
          <table:table-cell office:value-type="float" office:value="130.89600000000002" table:formula="of:=[.F12]*360/[.E12]" table:style-name="ce7">
            <text:p>130,896</text:p>
          </table:table-cell>
          <table:table-cell table:number-columns-repeated="16376" table:style-name="ce1"/>
        </table:table-row>
        <table:table-row table:style-name="ro1">
          <table:table-cell office:value-type="float" office:value="20660" table:style-name="ce9">
            <text:p>20660,00</text:p>
          </table:table-cell>
          <table:table-cell office:value-type="float" office:value="129810.60844633025" table:formula="of:=2*PI()*[.A13]" table:style-name="ce1">
            <text:p>129810,6084</text:p>
          </table:table-cell>
          <table:table-cell office:value-type="float" office:value="11" table:style-name="ce5">
            <text:p>11</text:p>
          </table:table-cell>
          <table:table-cell office:value-type="float" office:value="0.16" table:style-name="ce8">
            <text:p>1,60E-01</text:p>
          </table:table-cell>
          <table:table-cell office:value-type="float" office:value="4.8402710551790903E-5" table:formula="of:=1/[.A13]" table:style-name="ce1">
            <text:p>4,84027E-05</text:p>
          </table:table-cell>
          <table:table-cell office:value-type="float" office:value="2.0000000000000002E-5" table:style-name="ce6">
            <text:p>2,00E-05</text:p>
          </table:table-cell>
          <table:table-cell office:value-type="float" office:value="-36.745454050046007" table:formula="of:=20*LOG10([.D13]/[.C13])" table:style-name="ce5">
            <text:p>-36,74545405</text:p>
          </table:table-cell>
          <table:table-cell office:value-type="float" office:value="148.75200000000001" table:formula="of:=[.F13]*360/[.E13]" table:style-name="ce7">
            <text:p>148,752</text:p>
          </table:table-cell>
          <table:table-cell table:number-columns-repeated="16376" table:style-name="ce1"/>
        </table:table-row>
        <table:table-row table:style-name="ro1">
          <table:table-cell table:style-name="ce9"/>
          <table:table-cell office:value-type="float" office:value="0" table:formula="of:=2*PI()*[.A14]" table:style-name="ce1">
            <text:p>0</text:p>
          </table:table-cell>
          <table:table-cell office:value-type="float" office:value="9.1999999999999993" table:style-name="ce5">
            <text:p>9,2</text:p>
          </table:table-cell>
          <table:table-cell table:style-name="ce1"/>
          <table:table-cell office:value-type="float" office:value="0" table:formula="of:=1/[.A14]" table:style-name="ce1">
            <text:p>#¡DIV/0!</text:p>
          </table:table-cell>
          <table:table-cell table:number-columns-repeated="2" table:style-name="ce1"/>
          <table:table-cell office:value-type="float" office:value="0" table:formula="of:=[.F14]*360/[.E14]" table:style-name="ce7">
            <text:p>#¡DIV/0!</text:p>
          </table:table-cell>
          <table:table-cell table:number-columns-repeated="16376" table:style-name="ce1"/>
        </table:table-row>
        <table:table-row table:style-name="ro1">
          <table:table-cell table:style-name="ce9"/>
          <table:table-cell office:value-type="float" office:value="0" table:formula="of:=2*PI()*[.A15]" table:style-name="ce1">
            <text:p>0</text:p>
          </table:table-cell>
          <table:table-cell office:value-type="float" office:value="9.1999999999999993" table:style-name="ce5">
            <text:p>9,2</text:p>
          </table:table-cell>
          <table:table-cell table:style-name="ce1"/>
          <table:table-cell office:value-type="float" office:value="0" table:formula="of:=1/[.A15]" table:style-name="ce1">
            <text:p>#¡DIV/0!</text:p>
          </table:table-cell>
          <table:table-cell table:number-columns-repeated="2" table:style-name="ce1"/>
          <table:table-cell office:value-type="float" office:value="0" table:formula="of:=[.F15]*360/[.E15]" table:style-name="ce7">
            <text:p>#¡DIV/0!</text:p>
          </table:table-cell>
          <table:table-cell table:number-columns-repeated="16376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Inductor" table:style-name="ta2">
        <table:shapes>
          <draw:frame draw:z-index="1" draw:id="id1" draw:style-name="a5" draw:name="Objeto incrustado (OLE) 2" svg:x="3.21457in" svg:y="0in" svg:width="0.00039in" svg:height="0.18504in">
            <draw:text-box>
              <text:p text:style-name="a4" text:class-names="" text:cond-style-name=""><text:span text:style-name="a3" text:class-names=""/></text:p>
            </draw:text-box>
            <svg:title/>
            <svg:desc/>
          </draw:frame>
        </table:shapes>
        <table:table-column table:style-name="co1" table:default-cell-style-name="ce9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Frecuencia (Hz)</text:p>
          </table:table-cell>
          <table:table-cell office:value-type="string" table:style-name="ce3">
            <text:p>radianes/segundos</text:p>
          </table:table-cell>
          <table:table-cell office:value-type="string" table:style-name="ce3">
            <text:p>V_entrada (V)</text:p>
          </table:table-cell>
          <table:table-cell office:value-type="string" table:style-name="ce3">
            <text:p>V_salida (V)</text:p>
          </table:table-cell>
          <table:table-cell office:value-type="string" table:style-name="ce3">
            <text:p>IL</text:p>
          </table:table-cell>
          <table:table-cell office:value-type="string" table:style-name="ce3">
            <text:p>Periodo (T)</text:p>
          </table:table-cell>
          <table:table-cell office:value-type="string" table:style-name="ce3">
            <text:p>Desfase (D)</text:p>
          </table:table-cell>
          <table:table-cell office:value-type="string" table:style-name="ce3">
            <text:p>M=20log(V_salida/V_entrada)</text:p>
          </table:table-cell>
          <table:table-cell office:value-type="string" table:style-name="ce3">
            <text:p>Ángulo(Θ)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float" office:value="99.21" table:style-name="ce4">
            <text:p>99,21</text:p>
          </table:table-cell>
          <table:table-cell office:value-type="float" office:value="623.35481432528672" table:formula="of:=2*PI()*[.A2]" table:style-name="ce1">
            <text:p>623,3548143</text:p>
          </table:table-cell>
          <table:table-cell office:value-type="float" office:value="10.1" table:style-name="ce1">
            <text:p>10,1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4.149226569608735E-3" table:formula="of:=[.D2]/(807+292)" table:style-name="ce5">
            <text:p>0,004149227</text:p>
          </table:table-cell>
          <table:table-cell office:value-type="float" office:value="1.0079629069650237E-2" table:formula="of:=1/[.A2]" table:style-name="ce1">
            <text:p>0,010079629</text:p>
          </table:table-cell>
          <table:table-cell office:value-type="float" office:value="8.0000000000000007E-5" table:style-name="ce6">
            <text:p>8,00E-05</text:p>
          </table:table-cell>
          <table:table-cell office:value-type="float" office:value="-67.727084470833972" table:formula="of:=20*LOG10([.E2]/[.C2])" table:style-name="ce5">
            <text:p>-67,72708447</text:p>
          </table:table-cell>
          <table:table-cell office:value-type="float" office:value="2.8572480000000002" table:formula="of:=[.G2]*360/[.F2]" table:style-name="ce7">
            <text:p>2,857248</text:p>
          </table:table-cell>
          <table:table-cell table:number-columns-repeated="16375" table:style-name="ce1"/>
        </table:table-row>
        <table:table-row table:style-name="ro1">
          <table:table-cell office:value-type="float" office:value="199.7" table:style-name="ce4">
            <text:p>199,70</text:p>
          </table:table-cell>
          <table:table-cell office:value-type="float" office:value="1254.7521058437633" table:formula="of:=2*PI()*[.A3]" table:style-name="ce1">
            <text:p>1254,752106</text:p>
          </table:table-cell>
          <table:table-cell office:value-type="float" office:value="10.1" table:style-name="ce5">
            <text:p>10,1</text:p>
          </table:table-cell>
          <table:table-cell office:value-type="float" office:value="4.5599999999999996" table:style-name="ce5">
            <text:p>4,56</text:p>
          </table:table-cell>
          <table:table-cell office:value-type="float" office:value="4.149226569608735E-3" table:formula="of:=[.D3]/(807+292)" table:style-name="ce5">
            <text:p>0,004149227</text:p>
          </table:table-cell>
          <table:table-cell office:value-type="float" office:value="5.0075112669003509E-3" table:formula="of:=1/[.A3]" table:style-name="ce1">
            <text:p>0,005007511</text:p>
          </table:table-cell>
          <table:table-cell office:value-type="float" office:value="1.2E-4" table:style-name="ce6">
            <text:p>1,20E-04</text:p>
          </table:table-cell>
          <table:table-cell office:value-type="float" office:value="-67.727084470833972" table:formula="of:=20*LOG10([.E3]/[.C3])" table:style-name="ce5">
            <text:p>-67,72708447</text:p>
          </table:table-cell>
          <table:table-cell office:value-type="float" office:value="8.6270399999999992" table:formula="of:=[.G3]*360/[.F3]" table:style-name="ce7">
            <text:p>8,62704</text:p>
          </table:table-cell>
          <table:table-cell table:number-columns-repeated="16375" table:style-name="ce1"/>
        </table:table-row>
        <table:table-row table:style-name="ro1">
          <table:table-cell office:value-type="float" office:value="520.79999999999995" table:style-name="ce4">
            <text:p>520,80</text:p>
          </table:table-cell>
          <table:table-cell office:value-type="float" office:value="3272.2829079791281" table:formula="of:=2*PI()*[.A4]" table:style-name="ce1">
            <text:p>3272,282908</text:p>
          </table:table-cell>
          <table:table-cell office:value-type="float" office:value="10.4" table:style-name="ce5">
            <text:p>10,4</text:p>
          </table:table-cell>
          <table:table-cell office:value-type="float" office:value="4.4000000000000004" table:style-name="ce5">
            <text:p>4,4</text:p>
          </table:table-cell>
          <table:table-cell office:value-type="float" office:value="4.0036396724294817E-3" table:formula="of:=[.D4]/(807+292)" table:style-name="ce5">
            <text:p>0,00400364</text:p>
          </table:table-cell>
          <table:table-cell office:value-type="float" office:value="1.9201228878648236E-3" table:formula="of:=1/[.A4]" table:style-name="ce1">
            <text:p>0,001920123</text:p>
          </table:table-cell>
          <table:table-cell office:value-type="float" office:value="1E-4" table:style-name="ce6">
            <text:p>1,00E-04</text:p>
          </table:table-cell>
          <table:table-cell office:value-type="float" office:value="-68.291567104721665" table:formula="of:=20*LOG10([.E4]/[.C4])" table:style-name="ce5">
            <text:p>-68,2915671</text:p>
          </table:table-cell>
          <table:table-cell office:value-type="float" office:value="18.748799999999999" table:formula="of:=[.G4]*360/[.F4]" table:style-name="ce7">
            <text:p>18,7488</text:p>
          </table:table-cell>
          <table:table-cell table:number-columns-repeated="16375" table:style-name="ce1"/>
        </table:table-row>
        <table:table-row table:style-name="ro1">
          <table:table-cell office:value-type="float" office:value="801.1" table:style-name="ce4">
            <text:p>801,10</text:p>
          </table:table-cell>
          <table:table-cell office:value-type="float" office:value="5033.4597495815669" table:formula="of:=2*PI()*[.A5]" table:style-name="ce1">
            <text:p>5033,45975</text:p>
          </table:table-cell>
          <table:table-cell office:value-type="float" office:value="10.4" table:style-name="ce5">
            <text:p>10,4</text:p>
          </table:table-cell>
          <table:table-cell office:value-type="float" office:value="4.24" table:style-name="ce5">
            <text:p>4,24</text:p>
          </table:table-cell>
          <table:table-cell office:value-type="float" office:value="3.8580527752502276E-3" table:formula="of:=[.D5]/(807+292)" table:style-name="ce5">
            <text:p>0,003858053</text:p>
          </table:table-cell>
          <table:table-cell office:value-type="float" office:value="1.2482836100362001E-3" table:formula="of:=1/[.A5]" table:style-name="ce1">
            <text:p>0,001248284</text:p>
          </table:table-cell>
          <table:table-cell office:value-type="float" office:value="9.0000000000000006E-5" table:style-name="ce6">
            <text:p>9,00E-05</text:p>
          </table:table-cell>
          <table:table-cell office:value-type="float" office:value="-68.613303502590767" table:formula="of:=20*LOG10([.E5]/[.C5])" table:style-name="ce5">
            <text:p>-68,6133035</text:p>
          </table:table-cell>
          <table:table-cell office:value-type="float" office:value="25.955640000000006" table:formula="of:=[.G5]*360/[.F5]" table:style-name="ce7">
            <text:p>25,95564</text:p>
          </table:table-cell>
          <table:table-cell table:number-columns-repeated="16375" table:style-name="ce1"/>
        </table:table-row>
        <table:table-row table:style-name="ro1">
          <table:table-cell office:value-type="float" office:value="1091" table:style-name="ce4">
            <text:p>1091,00</text:p>
          </table:table-cell>
          <table:table-cell office:value-type="float" office:value="6854.9551701329283" table:formula="of:=2*PI()*[.A6]" table:style-name="ce1">
            <text:p>6854,95517</text:p>
          </table:table-cell>
          <table:table-cell office:value-type="float" office:value="10.4" table:style-name="ce5">
            <text:p>10,4</text:p>
          </table:table-cell>
          <table:table-cell office:value-type="float" office:value="3.92" table:style-name="ce5">
            <text:p>3,92</text:p>
          </table:table-cell>
          <table:table-cell office:value-type="float" office:value="3.5668789808917197E-3" table:formula="of:=[.D6]/(807+292)" table:style-name="ce5">
            <text:p>0,003566879</text:p>
          </table:table-cell>
          <table:table-cell office:value-type="float" office:value="9.1659028414298811E-4" table:formula="of:=1/[.A6]" table:style-name="ce1">
            <text:p>0,00091659</text:p>
          </table:table-cell>
          <table:table-cell office:value-type="float" office:value="7.6000000000000004E-5" table:style-name="ce6">
            <text:p>7,60E-05</text:p>
          </table:table-cell>
          <table:table-cell office:value-type="float" office:value="-69.29489929403627" table:formula="of:=20*LOG10([.E6]/[.C6])" table:style-name="ce5">
            <text:p>-69,29489929</text:p>
          </table:table-cell>
          <table:table-cell office:value-type="float" office:value="29.84976" table:formula="of:=[.G6]*360/[.F6]" table:style-name="ce7">
            <text:p>29,84976</text:p>
          </table:table-cell>
          <table:table-cell table:number-columns-repeated="16375" table:style-name="ce1"/>
        </table:table-row>
        <table:table-row table:style-name="ro1">
          <table:table-cell office:value-type="float" office:value="2066" table:style-name="ce4">
            <text:p>2066,00</text:p>
          </table:table-cell>
          <table:table-cell office:value-type="float" office:value="12981.060844633024" table:formula="of:=2*PI()*[.A7]" table:style-name="ce1">
            <text:p>12981,06084</text:p>
          </table:table-cell>
          <table:table-cell office:value-type="float" office:value="10.4" table:style-name="ce5">
            <text:p>10,4</text:p>
          </table:table-cell>
          <table:table-cell office:value-type="float" office:value="2.96" table:style-name="ce5">
            <text:p>2,96</text:p>
          </table:table-cell>
          <table:table-cell office:value-type="float" office:value="2.6933575978161967E-3" table:formula="of:=[.D7]/(807+292)" table:style-name="ce5">
            <text:p>0,002693358</text:p>
          </table:table-cell>
          <table:table-cell office:value-type="float" office:value="4.8402710551790902E-4" table:formula="of:=1/[.A7]" table:style-name="ce1">
            <text:p>0,000484027</text:p>
          </table:table-cell>
          <table:table-cell office:value-type="float" office:value="6.7999999999999999E-5" table:style-name="ce6">
            <text:p>6,80E-05</text:p>
          </table:table-cell>
          <table:table-cell office:value-type="float" office:value="-71.734786413266647" table:formula="of:=20*LOG10([.E7]/[.C7])" table:style-name="ce5">
            <text:p>-71,73478641</text:p>
          </table:table-cell>
          <table:table-cell office:value-type="float" office:value="50.575679999999991" table:formula="of:=[.G7]*360/[.F7]" table:style-name="ce7">
            <text:p>50,57568</text:p>
          </table:table-cell>
          <table:table-cell table:number-columns-repeated="16375" table:style-name="ce1"/>
        </table:table-row>
        <table:table-row table:style-name="ro1">
          <table:table-cell office:value-type="float" office:value="3198" table:style-name="ce4">
            <text:p>3198,00</text:p>
          </table:table-cell>
          <table:table-cell office:value-type="float" office:value="20093.626612360316" table:formula="of:=2*PI()*[.A8]" table:style-name="ce1">
            <text:p>20093,62661</text:p>
          </table:table-cell>
          <table:table-cell office:value-type="float" office:value="10.8" table:style-name="ce5">
            <text:p>10,8</text:p>
          </table:table-cell>
          <table:table-cell office:value-type="float" office:value="2.4" table:style-name="ce5">
            <text:p>2,4</text:p>
          </table:table-cell>
          <table:table-cell office:value-type="float" office:value="2.1838034576888081E-3" table:formula="of:=[.D8]/(807+292)" table:style-name="ce5">
            <text:p>0,002183803</text:p>
          </table:table-cell>
          <table:table-cell office:value-type="float" office:value="3.1269543464665416E-4" table:formula="of:=1/[.A8]" table:style-name="ce1">
            <text:p>0,000312695</text:p>
          </table:table-cell>
          <table:table-cell office:value-type="float" office:value="5.8E-5" table:style-name="ce6">
            <text:p>5,80E-05</text:p>
          </table:table-cell>
          <table:table-cell office:value-type="float" office:value="-73.884204123976687" table:formula="of:=20*LOG10([.E8]/[.C8])" table:style-name="ce5">
            <text:p>-73,88420412</text:p>
          </table:table-cell>
          <table:table-cell office:value-type="float" office:value="66.774239999999992" table:formula="of:=[.G8]*360/[.F8]" table:style-name="ce7">
            <text:p>66,77424</text:p>
          </table:table-cell>
          <table:table-cell table:number-columns-repeated="16375" table:style-name="ce1"/>
        </table:table-row>
        <table:table-row table:style-name="ro1">
          <table:table-cell office:value-type="float" office:value="4425" table:style-name="ce4">
            <text:p>4425,00</text:p>
          </table:table-cell>
          <table:table-cell office:value-type="float" office:value="27803.094984269668" table:formula="of:=2*PI()*[.A9]" table:style-name="ce1">
            <text:p>27803,09498</text:p>
          </table:table-cell>
          <table:table-cell office:value-type="float" office:value="10.4" table:style-name="ce5">
            <text:p>10,4</text:p>
          </table:table-cell>
          <table:table-cell office:value-type="float" office:value="1.84" table:style-name="ce5">
            <text:p>1,84</text:p>
          </table:table-cell>
          <table:table-cell office:value-type="float" office:value="1.6742493175614195E-3" table:formula="of:=[.D9]/(807+292)" table:style-name="ce5">
            <text:p>0,001674249</text:p>
          </table:table-cell>
          <table:table-cell office:value-type="float" office:value="2.2598870056497175E-4" table:formula="of:=1/[.A9]" table:style-name="ce1">
            <text:p>0,000225989</text:p>
          </table:table-cell>
          <table:table-cell office:value-type="float" office:value="4.3999999999999999E-5" table:style-name="ce6">
            <text:p>4,40E-05</text:p>
          </table:table-cell>
          <table:table-cell office:value-type="float" office:value="-75.864264174254686" table:formula="of:=20*LOG10([.E9]/[.C9])" table:style-name="ce5">
            <text:p>-75,86426417</text:p>
          </table:table-cell>
          <table:table-cell office:value-type="float" office:value="70.091999999999999" table:formula="of:=[.G9]*360/[.F9]" table:style-name="ce7">
            <text:p>70,092</text:p>
          </table:table-cell>
          <table:table-cell table:number-columns-repeated="16375" table:style-name="ce1"/>
        </table:table-row>
        <table:table-row table:style-name="ro1">
          <table:table-cell office:value-type="float" office:value="7032" table:style-name="ce4">
            <text:p>7032,00</text:p>
          </table:table-cell>
          <table:table-cell office:value-type="float" office:value="44183.359080086848" table:formula="of:=2*PI()*[.A10]" table:style-name="ce1">
            <text:p>44183,35908</text:p>
          </table:table-cell>
          <table:table-cell office:value-type="float" office:value="10.8" table:style-name="ce5">
            <text:p>10,8</text:p>
          </table:table-cell>
          <table:table-cell office:value-type="float" office:value="1.36" table:style-name="ce5">
            <text:p>1,36</text:p>
          </table:table-cell>
          <table:table-cell office:value-type="float" office:value="1.237488626023658E-3" table:formula="of:=[.D10]/(807+292)" table:style-name="ce5">
            <text:p>0,001237489</text:p>
          </table:table-cell>
          <table:table-cell office:value-type="float" office:value="1.422070534698521E-4" table:formula="of:=1/[.A10]" table:style-name="ce1">
            <text:p>0,000142207</text:p>
          </table:table-cell>
          <table:table-cell office:value-type="float" office:value="3.0000000000000001E-5" table:style-name="ce6">
            <text:p>3,00E-05</text:p>
          </table:table-cell>
          <table:table-cell office:value-type="float" office:value="-78.817650790804464" table:formula="of:=20*LOG10([.E10]/[.C10])" table:style-name="ce5">
            <text:p>-78,81765079</text:p>
          </table:table-cell>
          <table:table-cell office:value-type="float" office:value="75.945600000000013" table:formula="of:=[.G10]*360/[.F10]" table:style-name="ce7">
            <text:p>75,9456</text:p>
          </table:table-cell>
          <table:table-cell table:number-columns-repeated="16375" table:style-name="ce1"/>
        </table:table-row>
        <table:table-row table:style-name="ro1">
          <table:table-cell office:value-type="float" office:value="11010" table:style-name="ce4">
            <text:p>11010,00</text:p>
          </table:table-cell>
          <table:table-cell office:value-type="float" office:value="69177.870232047251" table:formula="of:=2*PI()*[.A11]" table:style-name="ce1">
            <text:p>69177,87023</text:p>
          </table:table-cell>
          <table:table-cell office:value-type="float" office:value="10.8" table:style-name="ce5">
            <text:p>10,8</text:p>
          </table:table-cell>
          <table:table-cell office:value-type="float" office:value="0.96" table:style-name="ce5">
            <text:p>0,96</text:p>
          </table:table-cell>
          <table:table-cell office:value-type="float" office:value="8.7352138307552317E-4" table:formula="of:=[.D11]/(807+292)" table:style-name="ce5">
            <text:p>0,000873521</text:p>
          </table:table-cell>
          <table:table-cell office:value-type="float" office:value="9.0826521344232515E-5" table:formula="of:=1/[.A11]" table:style-name="ce1">
            <text:p>9,08265E-05</text:p>
          </table:table-cell>
          <table:table-cell office:value-type="float" office:value="2.0000000000000002E-5" table:style-name="ce6">
            <text:p>2,00E-05</text:p>
          </table:table-cell>
          <table:table-cell office:value-type="float" office:value="-81.843004297417423" table:formula="of:=20*LOG10([.E11]/[.C11])" table:style-name="ce5">
            <text:p>-81,8430043</text:p>
          </table:table-cell>
          <table:table-cell office:value-type="float" office:value="79.272000000000006" table:formula="of:=[.G11]*360/[.F11]" table:style-name="ce7">
            <text:p>79,272</text:p>
          </table:table-cell>
          <table:table-cell table:number-columns-repeated="16375" table:style-name="ce1"/>
        </table:table-row>
        <table:table-row table:style-name="ro1">
          <table:table-cell office:value-type="float" office:value="18020" table:style-name="ce4">
            <text:p>18020,00</text:p>
          </table:table-cell>
          <table:table-cell office:value-type="float" office:value="113222.99923537615" table:formula="of:=2*PI()*[.A12]" table:style-name="ce1">
            <text:p>113222,9992</text:p>
          </table:table-cell>
          <table:table-cell office:value-type="float" office:value="11" table:style-name="ce5">
            <text:p>11</text:p>
          </table:table-cell>
          <table:table-cell office:value-type="float" office:value="0.64" table:style-name="ce5">
            <text:p>0,64</text:p>
          </table:table-cell>
          <table:table-cell office:value-type="float" office:value="5.8234758871701544E-4" table:formula="of:=[.D12]/(807+292)" table:style-name="ce5">
            <text:p>0,000582348</text:p>
          </table:table-cell>
          <table:table-cell office:value-type="float" office:value="5.549389567147614E-5" table:formula="of:=1/[.A12]" table:style-name="ce1">
            <text:p>5,54939E-05</text:p>
          </table:table-cell>
          <table:table-cell office:value-type="float" office:value="1.4E-5" table:style-name="ce6">
            <text:p>1,40E-05</text:p>
          </table:table-cell>
          <table:table-cell office:value-type="float" office:value="-85.524208071956579" table:formula="of:=20*LOG10([.E12]/[.C12])" table:style-name="ce5">
            <text:p>-85,52420807</text:p>
          </table:table-cell>
          <table:table-cell office:value-type="float" office:value="90.820800000000006" table:formula="of:=[.G12]*360/[.F12]" table:style-name="ce7">
            <text:p>90,8208</text:p>
          </table:table-cell>
          <table:table-cell table:number-columns-repeated="16375" table:style-name="ce1"/>
        </table:table-row>
        <table:table-row table:style-name="ro1">
          <table:table-cell office:value-type="float" office:value="20370" table:style-name="ce9">
            <text:p>20370,00</text:p>
          </table:table-cell>
          <table:table-cell office:value-type="float" office:value="127988.48470724816" table:formula="of:=2*PI()*[.A13]" table:style-name="ce1">
            <text:p>127988,4847</text:p>
          </table:table-cell>
          <table:table-cell office:value-type="float" office:value="11" table:style-name="ce5">
            <text:p>11</text:p>
          </table:table-cell>
          <table:table-cell office:value-type="float" office:value="0.64" table:style-name="ce5">
            <text:p>0,64</text:p>
          </table:table-cell>
          <table:table-cell office:value-type="float" office:value="5.8234758871701544E-4" table:formula="of:=[.D13]/(807+292)" table:style-name="ce5">
            <text:p>0,000582348</text:p>
          </table:table-cell>
          <table:table-cell office:value-type="float" office:value="4.9091801669121259E-5" table:formula="of:=1/[.A13]" table:style-name="ce1">
            <text:p>4,90918E-05</text:p>
          </table:table-cell>
          <table:table-cell office:value-type="float" office:value="1.2E-5" table:style-name="ce6">
            <text:p>1,20E-05</text:p>
          </table:table-cell>
          <table:table-cell office:value-type="float" office:value="-85.524208071956579" table:formula="of:=20*LOG10([.E13]/[.C13])" table:style-name="ce5">
            <text:p>-85,52420807</text:p>
          </table:table-cell>
          <table:table-cell office:value-type="float" office:value="87.998400000000004" table:formula="of:=[.G13]*360/[.F13]" table:style-name="ce7">
            <text:p>87,9984</text:p>
          </table:table-cell>
          <table:table-cell table:number-columns-repeated="16375" table:style-name="ce1"/>
        </table:table-row>
        <table:table-row table:style-name="ro1">
          <table:table-cell office:value-type="float" office:value="33330" table:style-name="ce9">
            <text:p>33330,00</text:p>
          </table:table-cell>
          <table:table-cell office:value-type="float" office:value="209418.56628829561" table:formula="of:=2*PI()*[.A14]" table:style-name="ce1">
            <text:p>209418,5663</text:p>
          </table:table-cell>
          <table:table-cell office:value-type="float" office:value="10.8" table:style-name="ce5">
            <text:p>10,8</text:p>
          </table:table-cell>
          <table:table-cell office:value-type="float" office:value="0.18" table:style-name="ce5">
            <text:p>0,18</text:p>
          </table:table-cell>
          <table:table-cell office:value-type="float" office:value="1.637852593266606E-4" table:formula="of:=[.D14]/(807+292)" table:style-name="ce5">
            <text:p>0,000163785</text:p>
          </table:table-cell>
          <table:table-cell office:value-type="float" office:value="3.0003000300030004E-5" table:formula="of:=1/[.A14]" table:style-name="ce1">
            <text:p>3,0003E-05</text:p>
          </table:table-cell>
          <table:table-cell office:value-type="float" office:value="9.7999999999999993E-6" table:style-name="ce6">
            <text:p>9,80E-06</text:p>
          </table:table-cell>
          <table:table-cell office:value-type="float" office:value="-96.382978856142671" table:formula="of:=20*LOG10([.E14]/[.C14])" table:style-name="ce5">
            <text:p>-96,38297886</text:p>
          </table:table-cell>
          <table:table-cell office:value-type="float" office:value="117.58824" table:formula="of:=[.G14]*360/[.F14]" table:style-name="ce7">
            <text:p>117,58824</text:p>
          </table:table-cell>
          <table:table-cell table:number-columns-repeated="16375" table:style-name="ce1"/>
        </table:table-row>
        <table:table-row table:style-name="ro1">
          <table:table-cell table:style-name="ce9"/>
          <table:table-cell table:style-name="ce1"/>
          <table:table-cell table:number-columns-repeated="3" table:style-name="ce5"/>
          <table:table-cell table:number-columns-repeated="3" table:style-name="ce1"/>
          <table:table-cell table:style-name="ce7"/>
          <table:table-cell table:number-columns-repeated="16375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1.08267716535433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1.08267716535433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evin</meta:initial-creator>
    <dc:creator>kevin</dc:creator>
    <meta:creation-date>2024-01-30T14:21:06Z</meta:creation-date>
    <dc:date>2012-11-01T07:42:15Z</dc:date>
    <meta:editing-cycles>30</meta:editing-cycles>
    <meta:editing-duration>PT38122S</meta:editing-duration>
  </office:meta>
</office:document-meta>
</file>